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51.54mm"/>
    </style:style>
    <style:style style:name="co11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ext-properties style:use-window-font-color="true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riginal_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tateid</text:p>
          </table:table-cell>
          <table:table-cell table:style-name="ce6" office:value-type="string" calcext:value-type="string">
            <text:p>type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sqrt(s)</text:p>
          </table:table-cell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ref</text:p>
          </table:table-cell>
          <table:table-cell office:value-type="string" calcext:value-type="string">
            <text:p>Alternativ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Psi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Psi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oss section</text:p>
          </table:table-cell>
          <table:table-cell table:style-name="ce7" office:value-type="string" calcext:value-type="string">
            <text:p>Chic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3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oss section</text:p>
          </table:table-cell>
          <table:table-cell table:style-name="ce7" office:value-type="string" calcext:value-type="string">
            <text:p>Chic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3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oss section</text:p>
          </table:table-cell>
          <table:table-cell table:style-name="ce7" office:value-type="string" calcext:value-type="string">
            <text:p>J/ps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style-name="ce3"/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3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style-name="ce3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3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4"/>
          <table:table-cell/>
        </table:table-row>
        <table:table-row table:style-name="ro1">
          <table:table-cell table:number-columns-repeated="6"/>
          <table:table-cell table:style-name="ce4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Psi(2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3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2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S ratio</text:p>
          </table:table-cell>
          <table:table-cell table:style-name="ce7" office:value-type="string" calcext:value-type="string">
            <text:p>Chic2/Chic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S ratio</text:p>
          </table:table-cell>
          <table:table-cell office:value-type="string" calcext:value-type="string">
            <text:p>Chib2/Chib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</table:table>
      <table:table table:name="New_Method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tateid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sqrt(s)</text:p>
          </table:table-cell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y bin</text:p>
          </table:table-cell>
          <table:table-cell table:style-name="ce1" office:value-type="string" calcext:value-type="string">
            <text:p>ref</text:p>
          </table:table-cell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1ST STE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ps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L114 (2015) 191802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/ps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HC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PJC 73 (2013) 2631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/ps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HCb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/ps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HCb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/ps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HCb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/ps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HCb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B749 (2015) 14</text:p>
          </table:table-cell>
          <table:table-cell office:value-type="string" calcext:value-type="string">
            <text:p>PLB727 (2013) 1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ys Rev D 87, 052004 (2013)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HEP 1511 (2015) 103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“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ND STE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RD STEP</text:p>
          </table:table-cell>
          <table:table-cell office:value-type="string" calcext:value-type="string">
            <text:p>ONLY LHCb OTHER STATES OR OTHER DETECTORS AS WELL?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-00-0000</text:date>, <text:time style:data-style-name="N2" text:time-value="17:06:01.206646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31:20.863122241</meta:creation-date>
    <dc:date>2019-06-05T17:15:25.500825910</dc:date>
    <meta:editing-duration>PT38M7S</meta:editing-duration>
    <meta:editing-cycles>11</meta:editing-cycles>
    <meta:generator>LibreOffice/6.0.7.3$Linux_X86_64 LibreOffice_project/00m0$Build-3</meta:generator>
    <meta:document-statistic meta:table-count="2" meta:cell-count="287" meta:object-count="0"/>
  </office:meta>
</office:document-meta>
</file>